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b466b"/>
    </style:style>
    <style:style style:name="P2" style:family="paragraph" style:parent-style-name="Text_20_body">
      <style:text-properties style:font-name="Calibri" fo:font-size="12pt" officeooo:rsid="001b466b" officeooo:paragraph-rsid="001b466b" style:font-size-asian="12pt" style:font-size-complex="12pt"/>
    </style:style>
    <style:style style:name="P3" style:family="paragraph" style:parent-style-name="Text_20_body">
      <style:text-properties style:font-name="Calibri" officeooo:paragraph-rsid="001b466b"/>
    </style:style>
    <style:style style:name="P4" style:family="paragraph" style:parent-style-name="Text_20_body">
      <style:text-properties style:font-name="Calibri" fo:font-size="12pt" style:font-size-asian="12pt" style:font-size-complex="12pt"/>
    </style:style>
    <style:style style:name="P5" style:family="paragraph" style:parent-style-name="Text_20_body">
      <style:text-properties style:font-name="Calibri" fo:font-size="12pt" officeooo:paragraph-rsid="001b466b" style:font-size-asian="12pt" style:font-size-complex="12pt"/>
    </style:style>
    <style:style style:name="P6" style:family="paragraph" style:parent-style-name="Standard">
      <style:text-properties style:font-name="Calibri" fo:font-size="12pt" style:font-size-asian="12pt" style:font-size-complex="12pt"/>
    </style:style>
    <style:style style:name="T1" style:family="text">
      <style:text-properties style:font-name="Calibri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officeooo:rsid="001d3765"/>
    </style:style>
    <style:style style:name="T4" style:family="text">
      <style:text-properties officeooo:rsid="001a79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Someshwar Sarkar</text:span></text:span><text:span text:style-name="T1"><text:line-break/>36/7/2 Puratan Kuthi Road<text:line-break/>Cossimbazar, Berhampore<text:line-break/>Dist – Murshidabad<text:line-break/>West Bengal – 742102<text:line-break/></text:span><text:a xlink:type="simple" xlink:href="mailto:someshwarsarkar9851@gmail.com" text:style-name="Internet_20_link" text:visited-style-name="Visited_20_Internet_20_Link"><text:span text:style-name="T1">someshwarsarkar9851@gmail.com</text:span></text:a></text:p>
      <text:p text:style-name="P2">+918158887147</text:p>
      <text:p text:style-name="P3"><text:span text:style-name="T2"/></text:p>
      <text:p text:style-name="P4">Dear Hiring Team,</text:p>
      <text:p text:style-name="P4">I am writing to express my interest at your organization. With over three years of experience working with Java, Spring, Spring Boot, <text:span text:style-name="T3">Microservices, </text:span>Oracle PL/SQL, and GitHub, I am confident in my ability to contribute effectively to your development team.</text:p>
      <text:p text:style-name="P4">Throughout my career, I have gained extensive experience in designing, developing, and maintaining scalable applications using Java and its associated frameworks. My expertise in Spring and Spring Boot has allowed me to build robust <text:span text:style-name="T4">applications</text:span>, and my proficiency in Oracle PL/SQL has helped optimize database-driven applications. I have also consistently used GitHub for version control, ensuring smooth collaboration and code integration within teams.</text:p>
      <text:p text:style-name="P4">In addition to my technical skills, I am highly detail-oriented, a problem solver, and committed to delivering high-quality results. I thrive in fast-paced environments, and I am eager to bring my expertise to a team that values innovation and efficiency.</text:p>
      <text:p text:style-name="P5">I would welcome the opportunity to further discuss how my skills and experience align with your organization’s needs. Thank you for considering my application. I am available for an interview at your convenience and can be reached at <text:span text:style-name="T4">+918158887147</text:span> or <text:a xlink:type="simple" xlink:href="mailto:someshwarsarkar9851@gmail.com" text:style-name="Internet_20_link" text:visited-style-name="Visited_20_Internet_20_Link"><text:span text:style-name="T4">someshwarsarkar9851@gmail.com</text:span></text:a>.</text:p>
      <text:p text:style-name="P4">Sincerely,<text:line-break/><text:span text:style-name="T4">Someshwar Sarkar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19:30:38.589000000</meta:creation-date>
    <dc:date>2025-05-30T21:16:07.412000000</dc:date>
    <meta:editing-duration>PT9M56S</meta:editing-duration>
    <meta:editing-cycles>3</meta:editing-cycles>
    <meta:generator>LibreOffice/24.8.7.2$Windows_x86 LibreOffice_project/e07d0a63a46349d29051da79b1fde8160bab2a89</meta:generator>
    <meta:print-date>2024-10-15T19:37:07.209000000</meta:print-date>
    <meta:printed-by>PDF files</meta:printed-by>
    <meta:document-statistic meta:table-count="0" meta:image-count="0" meta:object-count="0" meta:page-count="1" meta:paragraph-count="8" meta:word-count="205" meta:character-count="1440" meta:non-whitespace-character-count="1241"/>
  </office:meta>
</office:document-meta>
</file>